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1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1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2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2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font-style-asian="italic" style:font-style-complex="italic"/>
    </style:style>
    <style:style style:name="T5" style:family="text">
      <style:text-properties officeooo:rsid="0052ae73"/>
    </style:style>
    <style:style style:name="T6" style:family="text">
      <style:text-properties officeooo:rsid="009f4fec"/>
    </style:style>
    <style:style style:name="T7" style:family="text">
      <style:text-properties officeooo:rsid="00a0d684"/>
    </style:style>
    <style:style style:name="T8" style:family="text">
      <style:text-properties style:text-underline-style="none"/>
    </style:style>
    <style:style style:name="T9" style:family="text">
      <style:text-properties officeooo:rsid="00a5eb63"/>
    </style:style>
    <style:style style:name="T10" style:family="text">
      <style:text-properties officeooo:rsid="00a5f455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officeooo:rsid="00aa4d99"/>
    </style:style>
    <style:style style:name="T13" style:family="text">
      <style:text-properties officeooo:rsid="00ab08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35"/>
      <text:p text:style-name="P13"/>
      <text:p text:style-name="P14">Hallo, mein Name ist Alex, und das ist meine Familie.</text:p>
      <text:p text:style-name="P13"/>
      <text:p text:style-name="P14">[ ħalo majn name ist Alex, und das ist majna Familja ]</text:p>
      <text:p text:style-name="P13"/>
      <text:p text:style-name="P12"/>
      <text:p text:style-name="P15">Ich habe zwei Geschwister.</text:p>
      <text:p text:style-name="P15">[ iħx <text:s/>ħabe <text:s/><text:span text:style-name="T5">ż</text:span>vaj <text:s/>gi-xwesta]</text:p>
      <text:p text:style-name="P15"/>
      <text:p text:style-name="P15">Das ist mine Schwesta Haley, und das ist mein Bruder Luke.</text:p>
      <text:p text:style-name="P15">[ Das ist majni xwesta Ħali, und das ist majn Bruda Luke ].</text:p>
      <text:p text:style-name="P15"/>
      <text:p text:style-name="P15">Das ist meine Eltern</text:p>
      <text:p text:style-name="P15">[ Das ist majne Eltan] <text:s/></text:p>
      <text:p text:style-name="P15"/>
      <text:p text:style-name="P15">Mein Vater heißt Phil, und meine Mutter heißt Claire.</text:p>
      <text:p text:style-name="P15">[ majn fata ħajst Fil, und majne Mqutter ħajst Cler ]</text:p>
      <text:p text:style-name="P15"/>
      <text:p text:style-name="P16">Das ist mein Großvater. Sein Name ist Jay.</text:p>
      <text:p text:style-name="P16">[ das is majn grosfata. <text:span text:style-name="T5">Ż</text:span>ajn name ist <text:span text:style-name="T5">ġ</text:span>ej ]</text:p>
      <text:p text:style-name="P16"/>
      <text:p text:style-name="P16">Das ist seine Frau, Gloria.</text:p>
      <text:p text:style-name="P17">[ Das ist <text:s/><text:span text:style-name="T5">ż</text:span>ajne fraw, Glorja ]</text:p>
      <text:p text:style-name="P17"/>
      <text:p text:style-name="P17">Aber, ist sie meine Großmutter?<text:tab/><text:tab/><text:tab/><text:tab/>But is she my grandmother?</text:p>
      <text:p text:style-name="P17">[ Aba, ist majne grosmutter? ]</text:p>
      <text:p text:style-name="P17"/>
      <text:p text:style-name="P17">Ihr Sohn heißt Manny.</text:p>
      <text:p text:style-name="P17">[ ija <text:span text:style-name="T5">Ż</text:span>on ħajst Many ]</text:p>
      <text:p text:style-name="P17"/>
      <text:p text:style-name="P17">Das ist mein Onkel Mitchel</text:p>
      <text:p text:style-name="P17">[ das ist majn ankel micil ]</text:p>
      <text:p text:style-name="P17"/>
      <text:p text:style-name="P20">Er ist der Bruder, von meiner Mutter.<text:tab/><text:tab/><text:tab/><text:tab/>He's the brother of my mother.</text:p>
      <text:p text:style-name="P21">[ Er ist der bruda, fon majna Muta ]</text:p>
      <text:p text:style-name="P20"/>
      <text:p text:style-name="P20">Ich habe keine Tante<text:tab/><text:tab/><text:tab/><text:tab/><text:tab/><text:tab/>I don't have an aunt</text:p>
      <text:p text:style-name="P21">[ iħx ħabe kajne Tanta <text:s/>]</text:p>
      <text:p text:style-name="P21">keine [ kajne ]<text:tab/><text:tab/><text:tab/><text:tab/><text:tab/><text:tab/><text:tab/>no</text:p>
      <text:p text:style-name="P21"/>
      <text:p text:style-name="P21">Sondern einen zweiten Onkel, Can.<text:tab/><text:tab/><text:tab/><text:tab/>But a second uncle, Can.</text:p>
      <text:p text:style-name="P21">[ <text:span text:style-name="T5">Ż</text:span>ondan ajnen <text:span text:style-name="T5">ż</text:span>vajten Unkel, Ken ]</text:p>
      <text:p text:style-name="P22">Sondern [ <text:span text:style-name="T5">Ż</text:span>ondan ]<text:tab/><text:tab/><text:tab/><text:tab/><text:tab/><text:tab/>Rather</text:p>
      <text:p text:style-name="P22">zweiten <text:s/><text:span text:style-name="T6">[ </text:span><text:span text:style-name="T5">ż</text:span>vajten <text:span text:style-name="T6">]<text:tab/><text:tab/><text:tab/><text:tab/><text:tab/><text:tab/>second</text:span></text:p>
      <text:p text:style-name="P22">einen <text:span text:style-name="T6">[ </text:span>ajnen<text:span text:style-name="T6">]<text:tab/><text:tab/><text:tab/><text:tab/><text:tab/><text:tab/><text:tab/>a</text:span></text:p>
      <text:p text:style-name="P23"><text:soft-page-break/>Sie haben eine Tochter.<text:tab/><text:tab/><text:tab/><text:tab/><text:tab/><text:tab/><text:span text:style-name="T7">They have a daughter.</text:span></text:p>
      <text:p text:style-name="P19">[ <text:span text:style-name="T5">Ż</text:span>i ħaben ajne toħta ]</text:p>
      <text:p text:style-name="P19"/>
      <text:p text:style-name="P19">Lily ist meine Cousine.<text:tab/><text:tab/><text:tab/><text:tab/><text:tab/><text:tab/>Lily is my cousin.</text:p>
      <text:p text:style-name="P19">[ Lili ist majna Ku<text:span text:style-name="T5">ż</text:span>ina ]</text:p>
      <text:p text:style-name="P19"/>
      <text:p text:style-name="P19">Naja, das ist meine Familie!<text:tab/><text:tab/><text:tab/><text:tab/><text:tab/>Well, that's my family!</text:p>
      <text:p text:style-name="P19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18">die Mutter</text:p>
      <text:p text:style-name="P18">der Vater</text:p>
      <text:p text:style-name="P18">die Eltern</text:p>
      <text:p text:style-name="P18">der Mann</text:p>
      <text:p text:style-name="P18">die Frau</text:p>
      <text:p text:style-name="P18">die Kinder</text:p>
      <text:p text:style-name="P18">der Sohn</text:p>
      <text:p text:style-name="P18">die Tochter</text:p>
      <text:p text:style-name="P18">der Bruder</text:p>
      <text:p text:style-name="P18">die Schwaster</text:p>
      <text:p text:style-name="P18">die Geschwister</text:p>
      <text:p text:style-name="P24">der Opa</text:p>
      <text:p text:style-name="P24">der Großvater</text:p>
      <text:p text:style-name="P24">die Oma</text:p>
      <text:p text:style-name="P24">die Großmutter</text:p>
      <text:p text:style-name="P24">die Grosßeltern</text:p>
      <text:p text:style-name="P24">die Tante</text:p>
      <text:p text:style-name="P24">der Onkel</text:p>
      <text:p text:style-name="P24">der Cousin</text:p>
      <text:p text:style-name="P24">die Cousine</text:p>
      <text:p text:style-name="P24"/>
      <text:p text:style-name="P8">_________________________________________________________________________________________________</text:p>
      <text:p text:style-name="P8"/>
      <text:p text:style-name="P36">Die Nomen <text:s text:c="2"/>[ di Nomen ] <text:s text:c="2"/>The nouns</text:p>
      <text:p text:style-name="P36"/>
      <text:p text:style-name="P25">der Vater<text:tab/></text:p>
      <text:p text:style-name="P25">die Mutter</text:p>
      <text:p text:style-name="P24">das Kind</text:p>
      <text:p text:style-name="P24"/>
      <text:p text:style-name="P25">der ( masculine )</text:p>
      <text:p text:style-name="P25">die ( feminine )</text:p>
      <text:p text:style-name="P25">das ( neutral )</text:p>
      <text:p text:style-name="P25">die ( plural )</text:p>
      <text:p text:style-name="P24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37">Der, die order das?<text:span text:style-name="T8"> <text:s/>[ der, die order das? ]</text:span></text:p>
      <text:p text:style-name="P37"/>
      <text:p text:style-name="P37"/>
      <text:p text:style-name="P26"><text:span text:style-name="T1">der masculine</text:span> – used for male people and professions:</text:p>
      <text:p text:style-name="P26"/>
      <text:p text:style-name="P26">der Vater, <text:s/><text:tab/>der Bruder, <text:tab/>der Arzt <text:s/>[ Azt ]<text:tab/>{ male doctor / <text:s/>physician }</text:p>
      <text:p text:style-name="P26"/>
      <text:p text:style-name="P26"/>
      <text:p text:style-name="P26">Also used for weekdays, months and seasons:</text:p>
      <text:p text:style-name="P26"/>
      <text:p text:style-name="P26">der Montag, <text:tab/><text:tab/>der Januar, <text:tab/><text:tab/>der Sommer</text:p>
      <text:p text:style-name="P26">[ der Mun-ag ]<text:tab/><text:tab/>[ der Jan-wa ]<text:tab/><text:tab/>[ der <text:span text:style-name="T5">Ż</text:span>omma ]</text:p>
      <text:p text:style-name="P26"/>
      <text:p text:style-name="P26"/>
      <text:p text:style-name="P26">Words that ends with -er :</text:p>
      <text:p text:style-name="P26"/>
      <text:p text:style-name="P26">der Vater</text:p>
      <text:p text:style-name="P26"/>
      <text:p text:style-name="P26"/>
      <text:p text:style-name="P26">Words ending with -ismus [is-mus]:</text:p>
      <text:p text:style-name="P26"/>
      <text:p text:style-name="P26">der kapitalismus</text:p>
      <text:p text:style-name="P26">[ der ka-pi-ta-lis-mus ]</text:p>
      <text:p text:style-name="P26"/>
      <text:p text:style-name="P26"/>
      <text:p text:style-name="P26">Words ending with -ling <text:s/>[ -ling ]:</text:p>
      <text:p text:style-name="P26"/>
      <text:p text:style-name="P26">der Liebling<text:tab/><text:tab/>{ the favorite one / the darling }<text:tab/></text:p>
      <text:p text:style-name="P26">[ der lib-ling ]</text:p>
      <text:p text:style-name="P26"/>
      <text:p text:style-name="P26"/>
      <text:p text:style-name="P26">For most Cars and alcholic drinks:</text:p>
      <text:p text:style-name="P26"/>
      <text:p text:style-name="P26">der Mercedes,<text:tab/><text:tab/>der Wein,<text:tab/><text:tab/>der Wodka,<text:tab/><text:tab/>der Rum</text:p>
      <text:p text:style-name="P26">[ der Mer-se-dis ]<text:tab/>[ der Vajn ]<text:tab/><text:tab/>[ der Vodka ]<text:tab/><text:tab/>[ der Rqum ]</text:p>
      <text:p text:style-name="P26"/>
      <text:p text:style-name="P26">But not:</text:p>
      <text:p text:style-name="P26">dar Bier <text:s/>[ das Biir ]</text:p>
      <text:p text:style-name="P26"/>
      <text:p text:style-name="P26"/>
      <text:p text:style-name="P26"/>
      <text:p text:style-name="P27"><text:span text:style-name="T1">die femininum</text:span> – female people and professions </text:p>
      <text:p text:style-name="P27"/>
      <text:p text:style-name="P27">die Mutter, <text:tab/><text:tab/>die Kollegin, <text:tab/><text:tab/>die <text:s/><text:span text:style-name="T5">Ä</text:span>rztin</text:p>
      <text:p text:style-name="P27">[ di Mutta ]<text:tab/><text:tab/>[ di Kol-legin ]<text:tab/><text:tab/>[ di <text:s/>Ezt-in ]</text:p>
      <text:p text:style-name="P27"/>
      <text:p text:style-name="P27"><text:soft-page-break/>But not:<text:tab/>das M<text:span text:style-name="T5">ä</text:span>dchen</text:p>
      <text:p text:style-name="P27"><text:tab/><text:tab/>[ das Me-<text:span text:style-name="T5">ċ</text:span>jin ] </text:p>
      <text:p text:style-name="P27"/>
      <text:p text:style-name="P27">Word ending in <text:s/>-heit [ ħajt ] <text:s/>and <text:s/>-keit <text:s/>[ kajt ]</text:p>
      <text:p text:style-name="P27"/>
      <text:p text:style-name="P27">die freiheit<text:tab/><text:tab/>die M<text:span text:style-name="T5">ö</text:span>glichkeit</text:p>
      <text:p text:style-name="P27">[ di <text:s/>fraj-ħajt ]<text:tab/><text:tab/>[ di Mqug-liħ-kajt ]</text:p>
      <text:p text:style-name="P27">freedom<text:tab/><text:tab/>possibility</text:p>
      <text:p text:style-name="P27"/>
      <text:p text:style-name="P27"/>
      <text:p text:style-name="P27">Words ending in -schft<text:tab/>[ xaft ]</text:p>
      <text:p text:style-name="P27"/>
      <text:p text:style-name="P27">die Freundschaft<text:tab/>[ di frond-xaft ]<text:tab/><text:tab/>friendship</text:p>
      <text:p text:style-name="P27"/>
      <text:p text:style-name="P27"/>
      <text:p text:style-name="P27">Words ending in -ung<text:tab/>[ ung ]</text:p>
      <text:p text:style-name="P27"/>
      <text:p text:style-name="P27">die Rechnung<text:tab/><text:span text:style-name="T9">[ reħ-nung ]<text:tab/>the bill / invoice</text:span></text:p>
      <text:p text:style-name="P29"/>
      <text:p text:style-name="P29"/>
      <text:p text:style-name="P29">Words ending in -e, <text:s/>-ei <text:s/>or <text:s/>-ie</text:p>
      <text:p text:style-name="P29"/>
      <text:p text:style-name="P29">die Lampe<text:tab/><text:tab/>die <text:s/>Philosophie</text:p>
      <text:p text:style-name="P29">[ di Lampa ]<text:tab/><text:tab/>[ di fil-os-o-fi ]</text:p>
      <text:p text:style-name="P29"/>
      <text:p text:style-name="P29">And all the plural nouns will have the article die.</text:p>
      <text:p text:style-name="P29"/>
      <text:p text:style-name="P29"/>
      <text:p text:style-name="P38">Das neutral</text:p>
      <text:p text:style-name="P30"/>
      <text:p text:style-name="P28">das M<text:span text:style-name="T5">ä</text:span>dchen<text:tab/><text:tab/><text:span text:style-name="T10">das Bier</text:span></text:p>
      <text:p text:style-name="P28">[ das Me-<text:span text:style-name="T5">ċ</text:span>jin ] </text:p>
      <text:p text:style-name="P28"/>
      <text:p text:style-name="P30">All the words that end in -chen <text:s/>[ xen ]:</text:p>
      <text:p text:style-name="P30"/>
      <text:p text:style-name="P28">das M<text:span text:style-name="T5">ä</text:span>dchen</text:p>
      <text:p text:style-name="P28"/>
      <text:p text:style-name="P28"/>
      <text:p text:style-name="P30">All the words ends in -lein <text:s/>[ lajn ]:</text:p>
      <text:p text:style-name="P30"/>
      <text:p text:style-name="P30">das <text:s/>Fr<text:span text:style-name="T5">ä</text:span>ulein<text:tab/> <text:s/>[ das <text:s/>froj-lajn ]<text:tab/>miss / young lady</text:p>
      <text:p text:style-name="P30"/>
      <text:p text:style-name="P30"/>
      <text:p text:style-name="P30">Most latin based words:</text:p>
      <text:p text:style-name="P30"/>
      <text:p text:style-name="P30">das <text:s/>Publikum <text:s text:c="3"/><text:tab/>das Ultimatun</text:p>
      <text:p text:style-name="P30">[ das pub-li-kum ]<text:tab/>[ das <text:s/>ul-ti-m-tum ]</text:p>
      <text:p text:style-name="P30"><text:soft-page-break/></text:p>
      <text:p text:style-name="P30">der <text:s/>Band<text:tab/>- <text:tab/>volume of a book</text:p>
      <text:p text:style-name="P30">die <text:s/>Band<text:tab/>-<text:tab/>band</text:p>
      <text:p text:style-name="P30">das Band<text:tab/>-<text:tab/>ribbon</text:p>
      <text:p text:style-name="P30"/>
      <text:p text:style-name="P30"/>
      <text:p text:style-name="P9">_________________________________________________________________________________________________</text:p>
      <text:p text:style-name="P9"/>
      <text:p text:style-name="P30"/>
      <text:p text:style-name="P31"><text:span text:style-name="T1">Der, die oder das</text:span> [ dir di <text:s/>orda das] { The, the or the }</text:p>
      <text:p text:style-name="P31"/>
      <text:p text:style-name="P39">Der</text:p>
      <text:p text:style-name="P31">der Arzt <text:s/><text:tab/><text:tab/>[ der arz ]<text:tab/><text:tab/>the doctor</text:p>
      <text:p text:style-name="P31">der Mann</text:p>
      <text:p text:style-name="P31">der Januar<text:tab/><text:tab/>[ der Janwa ]</text:p>
      <text:p text:style-name="P31">der Donnerstag<text:tab/><text:tab/>[ der Don-na-stag ]<text:tab/>thursday</text:p>
      <text:p text:style-name="P31">der Frühling<text:tab/><text:tab/>[ der Fruq-ling ]<text:tab/><text:tab/>spring</text:p>
      <text:p text:style-name="P31">der Wein<text:tab/><text:tab/>[ der vin ]</text:p>
      <text:p text:style-name="P31"/>
      <text:p text:style-name="P39">Die</text:p>
      <text:p text:style-name="P32">die Freundschaft <text:tab/>[ di frojnd-xaft ]<text:tab/><text:tab/>the friendship</text:p>
      <text:p text:style-name="P32">die Frau<text:tab/><text:tab/>[ di fraw ]<text:tab/><text:tab/>the woman</text:p>
      <text:p text:style-name="P32">die Kultur<text:tab/><text:tab/>[ di kultur ]<text:tab/><text:tab/>the culture</text:p>
      <text:p text:style-name="P32">die Oma<text:tab/><text:tab/>[ di Oma ]<text:tab/><text:tab/>granny</text:p>
      <text:p text:style-name="P31"/>
      <text:p text:style-name="P40">Das</text:p>
      <text:p text:style-name="P33">das Kind<text:tab/><text:tab/>[ das kind ]<text:tab/><text:tab/>the child</text:p>
      <text:p text:style-name="P33">das Bier<text:tab/><text:tab/></text:p>
      <text:p text:style-name="P33">das Publikum<text:tab/><text:tab/>[ das publikum ]</text:p>
      <text:p text:style-name="P33">das Mädchen<text:tab/><text:tab/>[ das med-<text:span text:style-name="T5">ċ</text:span>jin ]<text:tab/><text:tab/>the girl</text:p>
      <text:p text:style-name="P33"/>
      <text:p text:style-name="P40">Die</text:p>
      <text:p text:style-name="P33">die Großeltern<text:tab/><text:tab/>[ di gros-eltan ]</text:p>
      <text:p text:style-name="P33">die Eltern<text:tab/><text:tab/>[ di eltan ]</text:p>
      <text:p text:style-name="P30"/>
      <text:p text:style-name="P10">_________________________________________________________________________________________________</text:p>
      <text:p text:style-name="P10"/>
      <text:p text:style-name="P40">Mein und meine</text:p>
      <text:p text:style-name="P40"/>
      <text:p text:style-name="P33">der Vater<text:tab/><text:tab/>mein Vater<text:tab/><text:tab/>( used for masculine and nutral nouns )<text:tab/></text:p>
      <text:p text:style-name="P33">das Kind<text:tab/><text:tab/>mein Kind</text:p>
      <text:p text:style-name="P33"/>
      <text:p text:style-name="P33">die Mutter<text:tab/><text:tab/>meine Mutter<text:tab/><text:tab/>( used for feminine and plural nouns )</text:p>
      <text:p text:style-name="P33">die Eltern<text:tab/><text:tab/>meine Eltern</text:p>
      <text:p text:style-name="P33"/>
      <text:p text:style-name="P10">_________________________________________________________________________________________________</text:p>
      <text:p text:style-name="P10"/>
      <text:p text:style-name="P33"><text:soft-page-break/>Das ist mein Vater.</text:p>
      <text:p text:style-name="P33"/>
      <text:p text:style-name="P33">Der Onkel.</text:p>
      <text:p text:style-name="P33">Das ist mein Onkel.</text:p>
      <text:p text:style-name="P33"/>
      <text:p text:style-name="P34">Die Tante.<text:tab/>[ di tante ]</text:p>
      <text:p text:style-name="P34">Das ist meine Tante.</text:p>
      <text:p text:style-name="P34"/>
      <text:p text:style-name="P34">Die Tochter.<text:tab/>[ toħta ]</text:p>
      <text:p text:style-name="P34">Das its meine Tochter.</text:p>
      <text:p text:style-name="P34"/>
      <text:p text:style-name="P34">Die Kinder.<text:tab/>[ kinda ]</text:p>
      <text:p text:style-name="P34">Das sind meine Kinder.</text:p>
      <text:p text:style-name="P34"/>
      <text:p text:style-name="P34">Der Bruder.</text:p>
      <text:p text:style-name="P34">Das its mein Bruder.</text:p>
      <text:p text:style-name="P34"/>
      <text:p text:style-name="P34">Die Geschwister.</text:p>
      <text:p text:style-name="P34">Das sind meine Geschwister.</text:p>
      <text:p text:style-name="P34"/>
      <text:p text:style-name="P34">Das ist mein Sohn. <text:tab/>[ <text:span text:style-name="T5">ż</text:span>on ]</text:p>
      <text:p text:style-name="P34">Wie heißt mein Mann.</text:p>
      <text:p text:style-name="P34">Meine Frau heißt Monika.</text:p>
      <text:p text:style-name="P34">Mein Onkel ist super. <text:tab/>[ <text:span text:style-name="T5">ż</text:span>upa]</text:p>
      <text:p text:style-name="P34">Dasist meine Tante.</text:p>
      <text:p text:style-name="P34"/>
      <text:p text:style-name="P11">_________________________________________________________________________________________________</text:p>
      <text:p text:style-name="P11"/>
      <text:p text:style-name="P41">Das Verb `sein` <text:s/>( The Verb ` to be ` )</text:p>
      <text:p text:style-name="P34"/>
      <text:p text:style-name="P34">das ist meine Großmutter.</text:p>
      <text:p text:style-name="P34"/>
      <text:p text:style-name="P34">Das sind meine Großeltern.</text:p>
      <text:p text:style-name="P34"/>
      <text:p text:style-name="P34">Das ist mein Bruder.</text:p>
      <text:p text:style-name="P34"/>
      <text:p text:style-name="P34">Das sind meine Geschwister.</text:p>
      <text:p text:style-name="P34"/>
      <text:p text:style-name="P34">Ich<text:tab/><text:tab/>lerne<text:tab/><text:tab/>-E<text:tab/><text:tab/><text:tab/><text:tab/>ich <text:s/><text:tab/><text:tab/>bin<text:tab/><text:tab/>I am</text:p>
      <text:p text:style-name="P34">Du<text:tab/><text:tab/>lernst<text:tab/><text:tab/>-ST<text:tab/><text:tab/><text:tab/><text:tab/>du <text:s/><text:tab/><text:tab/>bist<text:tab/><text:tab/>you are</text:p>
      <text:p text:style-name="P34">Er, sie, es<text:tab/>lernt<text:tab/><text:tab/>-T<text:tab/><text:tab/><text:tab/><text:tab/>er, sie es <text:s/><text:tab/>ist<text:tab/><text:tab/>he, she, it <text:s/>is</text:p>
      <text:p text:style-name="P34">Wir<text:tab/><text:tab/>lernen<text:tab/><text:tab/>-EN<text:tab/><text:tab/><text:tab/><text:tab/>wir<text:tab/><text:tab/>sind<text:tab/><text:tab/>we are</text:p>
      <text:p text:style-name="P34">Ihr<text:tab/><text:tab/>lernt<text:tab/><text:tab/>-T<text:tab/><text:tab/><text:tab/><text:tab/>ihr<text:tab/><text:tab/>seid<text:tab/><text:tab/>you are</text:p>
      <text:p text:style-name="P34">sie, Sie<text:tab/><text:tab/>lernen<text:tab/><text:tab/>-EN<text:tab/><text:tab/><text:tab/><text:tab/>sie, Sie<text:tab/><text:tab/>sind<text:tab/><text:tab/>they are, I am <text:span text:style-name="T11">(formal)</text:span></text:p>
      <text:p text:style-name="P43"/>
      <text:p text:style-name="P43"/>
      <text:p text:style-name="P43"/>
      <text:p text:style-name="P43"/>
      <text:p text:style-name="P42"><text:soft-page-break/>Ich bin Sandra</text:p>
      <text:p text:style-name="P42"/>
      <text:p text:style-name="P42">Wer bist du?<text:tab/><text:tab/><text:tab/> <text:tab/><text:tab/>Who are you? </text:p>
      <text:p text:style-name="P42"/>
      <text:p text:style-name="P42">Wer ist das?<text:tab/><text:tab/><text:tab/><text:tab/><text:tab/>Who is this?</text:p>
      <text:p text:style-name="P42"/>
      <text:p text:style-name="P42">Wir sind aus Deutschland.<text:tab/><text:tab/><text:tab/><text:tab/>We are from Germany. </text:p>
      <text:p text:style-name="P42"/>
      <text:p text:style-name="P42">Ihr seid aus Deutschland.<text:tab/><text:tab/><text:tab/><text:tab/>You are from Germany.</text:p>
      <text:p text:style-name="P42"/>
      <text:p text:style-name="P42">Sie sind aus Deutschland.<text:tab/><text:tab/><text:tab/><text:tab/>Thet are from Germany.</text:p>
      <text:p text:style-name="P42"/>
      <text:p text:style-name="P42"/>
      <text:p text:style-name="P42">Entschuldigung, wo ist der Bahnhof?<text:tab/><text:tab/>Excuse me, where is the train station</text:p>
      <text:p text:style-name="P42">[ en-xul-i-gong, vo ist ter ban-ħof? ]</text:p>
      <text:p text:style-name="P42"/>
      <text:p text:style-name="P42">Entschuldigung Sie, wo sind die Teller?<text:tab/><text:tab/>Excuse me, where are the plates?</text:p>
      <text:p text:style-name="P42">[ en-xul-i-gong <text:s/>żi, vo żind di tella ?]</text:p>
      <text:p text:style-name="P42"/>
      <text:p text:style-name="P34"/>
      <text:p text:style-name="P46">_________________________________________________________________________________________________</text:p>
      <text:p text:style-name="P46"/>
      <text:p text:style-name="P50">Jung [ jqung ] young<text:tab/>or<text:tab/>Alt [ alt ] old</text:p>
      <text:p text:style-name="P47"/>
      <text:p text:style-name="P47"/>
      <text:p text:style-name="P47">Sie ist jung<text:tab/><text:tab/>She is young<text:tab/></text:p>
      <text:p text:style-name="P47"/>
      <text:p text:style-name="P47">Sie sind jung<text:tab/><text:tab/>They are young / <text:s/>You are young</text:p>
      <text:p text:style-name="P47"/>
      <text:p text:style-name="P47">Er ist alt<text:tab/><text:tab/>He is old</text:p>
      <text:p text:style-name="P47"/>
      <text:p text:style-name="P47">Sie sind alt<text:tab/><text:tab/>They are old</text:p>
      <text:p text:style-name="P47"/>
      <text:p text:style-name="P47">Sie ist alt<text:tab/><text:tab/> She is old</text:p>
      <text:p text:style-name="P47"/>
      <text:p text:style-name="P50">Klein [ <text:span text:style-name="T12">klajn</text:span> ] <text:span text:style-name="T12">small</text:span><text:tab/>or<text:tab/><text:span text:style-name="T12">Groß [ gros ] big</text:span></text:p>
      <text:p text:style-name="P47"/>
      <text:p text:style-name="P48">Die Maust ist klein<text:tab/><text:tab/>The mouse is small</text:p>
      <text:p text:style-name="P48">[ di mawst ist klajn ]</text:p>
      <text:p text:style-name="P48"/>
      <text:p text:style-name="P48">Die Elefanten sind groß<text:tab/>The elephants are big</text:p>
      <text:p text:style-name="P48">[ di elefantin <text:s/><text:span text:style-name="T5">ż</text:span>ind gros ]</text:p>
      <text:p text:style-name="P48"/>
      <text:p text:style-name="P48">Die Welle ist groß<text:tab/><text:tab/>The wave is big</text:p>
      <text:p text:style-name="P48">[ di vella ist gros ]</text:p>
      <text:p text:style-name="P48"/>
      <text:p text:style-name="P48">Die hunde sind klein<text:tab/><text:tab/>The dogs are small</text:p>
      <text:p text:style-name="P48">[ di ħunda <text:span text:style-name="T5">ż</text:span>ind klajn ]</text:p>
      <text:p text:style-name="P48"/>
      <text:p text:style-name="P48"><text:soft-page-break/>Das Haus ist klein<text:tab/>The house is small</text:p>
      <text:p text:style-name="P48">[ das ħaws ist klajn ]</text:p>
      <text:p text:style-name="P48"/>
      <text:p text:style-name="P48">Die Stadt <text:span text:style-name="T13">ist groß<text:tab/>The city is big</text:span></text:p>
      <text:p text:style-name="P49">[ di xtat ist gros ]</text:p>
      <text:p text:style-name="P47"/>
      <text:p text:style-name="P4"><text:span text:style-name="T4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8-01T19:30:24.247565331</dc:date>
    <meta:editing-duration>PT16H1M35S</meta:editing-duration>
    <meta:editing-cycles>83</meta:editing-cycles>
    <meta:generator>LibreOffice/7.3.7.2$Linux_X86_64 LibreOffice_project/30$Build-2</meta:generator>
    <meta:document-statistic meta:table-count="0" meta:image-count="0" meta:object-count="0" meta:page-count="8" meta:paragraph-count="208" meta:word-count="1226" meta:character-count="6749" meta:non-whitespace-character-count="5477"/>
  </office:meta>
</office:document-meta>
</file>